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color="#000000" loext:opacity="100%"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13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5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17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6243a2" officeooo:paragraph-rsid="006243a2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649f25" officeooo:paragraph-rsid="00649f25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7053d6" officeooo:paragraph-rsid="007053d6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bbacb7" officeooo:paragraph-rsid="00bbacb7" style:language-asian="zxx" style:country-asian="none" style:language-complex="zxx" style:country-complex="none"/>
    </style:style>
    <style:style style:name="P47" style:family="paragraph" style:parent-style-name="Standard">
      <style:text-properties fo:language="zxx" fo:country="none" officeooo:rsid="006b0012" officeooo:paragraph-rsid="006b0012" style:language-asian="zxx" style:country-asian="none" style:language-complex="zxx" style:country-complex="none"/>
    </style:style>
    <style:style style:name="P48" style:family="paragraph" style:parent-style-name="Standard">
      <style:text-properties fo:language="zxx" fo:country="none" officeooo:rsid="006b0012" officeooo:paragraph-rsid="009a2abb" style:language-asian="zxx" style:country-asian="none" style:language-complex="zxx" style:country-complex="none"/>
    </style:style>
    <style:style style:name="P49" style:family="paragraph" style:parent-style-name="Standard">
      <style:text-properties fo:language="zxx" fo:country="none" officeooo:rsid="006b0012" officeooo:paragraph-rsid="00c62772" style:language-asian="zxx" style:country-asian="none" style:language-complex="zxx" style:country-complex="none"/>
    </style:style>
    <style:style style:name="P50" style:family="paragraph" style:parent-style-name="Standard">
      <style:text-properties fo:language="zxx" fo:country="none" officeooo:rsid="00cce89e" officeooo:paragraph-rsid="00cce89e" style:language-asian="zxx" style:country-asian="none" style:language-complex="zxx" style:country-complex="none"/>
    </style:style>
    <style:style style:name="P51" style:family="paragraph" style:parent-style-name="Standard">
      <style:text-properties fo:language="zxx" fo:country="none" officeooo:rsid="00cd573d" officeooo:paragraph-rsid="00cd573d" style:language-asian="zxx" style:country-asian="none" style:language-complex="zxx" style:country-complex="none"/>
    </style:style>
    <style:style style:name="P52" style:family="paragraph" style:parent-style-name="Standard">
      <style:text-properties fo:language="zxx" fo:country="none" officeooo:rsid="00cdfc08" officeooo:paragraph-rsid="00cdfc08" style:language-asian="zxx" style:country-asian="none" style:language-complex="zxx" style:country-complex="none"/>
    </style:style>
    <style:style style:name="P53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54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55" style:family="paragraph" style:parent-style-name="Standard">
      <style:text-properties fo:font-size="9pt" fo:language="zxx" fo:country="none" officeooo:rsid="00bca04a" officeooo:paragraph-rsid="00bca04a" style:font-size-asian="9pt" style:language-asian="zxx" style:country-asian="none" style:font-size-complex="9pt" style:language-complex="zxx" style:country-complex="none"/>
    </style:style>
    <style:style style:name="P56" style:family="paragraph" style:parent-style-name="Standard">
      <style:text-properties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57" style:family="paragraph" style:parent-style-name="Standard">
      <style:text-properties fo:font-size="9pt" fo:language="zxx" fo:country="none" officeooo:rsid="00bedece" officeooo:paragraph-rsid="00bedece" style:font-size-asian="9pt" style:language-asian="zxx" style:country-asian="none" style:font-size-complex="9pt" style:language-complex="zxx" style:country-complex="none"/>
    </style:style>
    <style:style style:name="P58" style:family="paragraph" style:parent-style-name="Standard">
      <style:text-properties officeooo:paragraph-rsid="00b6ea58"/>
    </style:style>
    <style:style style:name="P59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60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62" style:family="paragraph" style:parent-style-name="Preformatted_20_Text">
      <style:text-properties fo:language="zxx" fo:country="none" officeooo:rsid="006b0012" officeooo:paragraph-rsid="00d18728" style:language-asian="zxx" style:country-asian="none" style:language-complex="zxx" style:country-complex="none"/>
    </style:style>
    <style:style style:name="P63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64" style:family="paragraph" style:parent-style-name="Standard">
      <style:text-properties fo:font-size="6pt" fo:language="zxx" fo:country="none" officeooo:rsid="00bbacb7" officeooo:paragraph-rsid="00d03513" style:font-size-asian="6pt" style:language-asian="zxx" style:country-asian="none" style:font-size-complex="6pt" style:language-complex="zxx" style:country-complex="none"/>
    </style:style>
    <style:style style:name="P65" style:family="paragraph" style:parent-style-name="Standard">
      <style:text-properties fo:language="zxx" fo:country="none" officeooo:rsid="00ccd104" officeooo:paragraph-rsid="00ccd104" style:language-asian="zxx" style:country-asian="none" style:language-complex="zxx" style:country-complex="none"/>
    </style:style>
    <style:style style:name="P66" style:family="paragraph" style:parent-style-name="Standard">
      <style:text-properties fo:color="#000000" loext:opacity="100%"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67" style:family="paragraph" style:parent-style-name="Standard">
      <style:text-properties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officeooo:rsid="00474e0b" style:font-size-asian="10pt" style:font-size-complex="10pt"/>
    </style:style>
    <style:style style:name="T4" style:family="text">
      <style:text-properties fo:color="#000000" loext:opacity="100%" fo:font-size="10pt" officeooo:rsid="00460ffa" style:font-size-asian="10pt" style:font-size-complex="10pt"/>
    </style:style>
    <style:style style:name="T5" style:family="text">
      <style:text-properties fo:color="#000000" loext:opacity="100%" fo:font-size="10pt" officeooo:rsid="004984c0" style:font-size-asian="10pt" style:font-size-complex="10pt"/>
    </style:style>
    <style:style style:name="T6" style:family="text">
      <style:text-properties fo:color="#000000" loext:opacity="100%" fo:font-size="10pt" officeooo:rsid="00192e7e" style:font-size-asian="10pt" style:font-size-complex="10pt"/>
    </style:style>
    <style:style style:name="T7" style:family="text">
      <style:text-properties fo:color="#000000" loext:opacity="100%" fo:font-size="10pt" officeooo:rsid="004b4b0d" style:font-size-asian="10pt" style:font-size-complex="10pt"/>
    </style:style>
    <style:style style:name="T8" style:family="text">
      <style:text-properties fo:color="#000000" loext:opacity="100%" fo:font-size="10pt" officeooo:rsid="0035f6c8" style:font-size-asian="10pt" style:font-size-complex="10pt"/>
    </style:style>
    <style:style style:name="T9" style:family="text">
      <style:text-properties fo:color="#000000" loext:opacity="100%" fo:font-size="10pt" officeooo:rsid="0049adad" style:font-size-asian="10pt" style:font-size-complex="10pt"/>
    </style:style>
    <style:style style:name="T10" style:family="text">
      <style:text-properties fo:color="#000000" loext:opacity="100%" fo:font-size="10pt" officeooo:rsid="004e4d07" style:font-size-asian="10pt" style:font-size-complex="10pt"/>
    </style:style>
    <style:style style:name="T11" style:family="text">
      <style:text-properties fo:color="#000000" loext:opacity="100%" fo:font-size="10pt" officeooo:rsid="004a4529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style:font-size-asian="10pt" style:font-name-complex="Calibri1" style:font-size-complex="10pt"/>
    </style:style>
    <style:style style:name="T14" style:family="text">
      <style:text-properties fo:color="#000000" loext:opacity="100%" fo:font-size="10pt" officeooo:rsid="00cf08c2" style:font-size-asian="10pt" style:font-name-complex="Calibri1" style:font-size-complex="10pt"/>
    </style:style>
    <style:style style:name="T15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officeooo:rsid="00460ffa" style:font-size-asian="14pt" style:font-size-complex="14pt"/>
    </style:style>
    <style:style style:name="T22" style:family="text">
      <style:text-properties fo:color="#000000" loext:opacity="100%" fo:font-size="14pt" officeooo:rsid="00192e7e" style:font-size-asian="14pt" style:font-size-complex="14pt"/>
    </style:style>
    <style:style style:name="T23" style:family="text">
      <style:text-properties fo:color="#000000" loext:opacity="100%" fo:font-size="14pt" officeooo:rsid="00474e0b" style:font-size-asian="14pt" style:font-size-complex="14pt"/>
    </style:style>
    <style:style style:name="T24" style:family="text">
      <style:text-properties fo:color="#000000" loext:opacity="100%" fo:font-size="14pt" officeooo:rsid="0042ba7e" style:font-size-asian="14pt" style:font-size-complex="14pt"/>
    </style:style>
    <style:style style:name="T25" style:family="text">
      <style:text-properties fo:color="#000000" loext:opacity="100%" style:font-name="DejaVu Sans" fo:font-size="6pt" fo:font-style="italic" style:font-size-asian="6pt" style:font-style-asian="italic" style:font-size-complex="6pt" style:font-style-complex="italic"/>
    </style:style>
    <style:style style:name="T26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7" style:family="text">
      <style:text-properties fo:color="#000000" loext:opacity="100%" style:font-name="Fira Sans Medium" fo:font-style="italic" style:font-style-asian="italic" style:font-style-complex="italic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192e7e" style:font-style-asian="italic" style:font-style-complex="italic"/>
    </style:style>
    <style:style style:name="T30" style:family="text">
      <style:text-properties fo:color="#000000" loext:opacity="100%" fo:font-style="italic" officeooo:rsid="00474e0b" style:font-style-asian="italic" style:font-style-complex="italic"/>
    </style:style>
    <style:style style:name="T31" style:family="text">
      <style:text-properties fo:color="#000000" loext:opacity="100%" fo:font-style="italic" officeooo:rsid="0042ba7e" style:font-style-asian="italic" style:font-style-complex="italic"/>
    </style:style>
    <style:style style:name="T32" style:family="text">
      <style:text-properties fo:color="#000000" loext:opacity="100%" fo:font-style="italic" officeooo:rsid="005eadbd" style:font-style-asian="italic" style:font-style-complex="italic"/>
    </style:style>
    <style:style style:name="T33" style:family="text">
      <style:text-properties fo:color="#000000" loext:opacity="100%" style:font-name-complex="Calibri1"/>
    </style:style>
    <style:style style:name="T34" style:family="text">
      <style:text-properties fo:color="#000000" loext:opacity="100%" officeooo:rsid="00cf08c2" style:font-name-complex="Calibri1"/>
    </style:style>
    <style:style style:name="T35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6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0000" loext:opacity="100%" style:font-name="Fira Sans" fo:font-size="6pt" fo:font-style="italic" style:font-size-asian="6pt" style:font-style-asian="italic" style:font-size-complex="6pt" style:font-style-complex="italic"/>
    </style:style>
    <style:style style:name="T39" style:family="text">
      <style:text-properties fo:color="#000000" loext:opacity="100%" officeooo:rsid="00857976"/>
    </style:style>
    <style:style style:name="T40" style:family="text">
      <style:text-properties fo:color="#000000" loext:opacity="100%" officeooo:rsid="00b6ea58"/>
    </style:style>
    <style:style style:name="T41" style:family="text">
      <style:text-properties fo:color="#000000" loext:opacity="100%" fo:font-size="9pt" style:font-size-asian="9pt" style:font-size-complex="9pt"/>
    </style:style>
    <style:style style:name="T42" style:family="text">
      <style:text-properties fo:color="#ff0000" loext:opacity="100%"/>
    </style:style>
    <style:style style:name="T43" style:family="text">
      <style:text-properties fo:color="#ff0000" loext:opacity="100%" style:font-name-complex="Calibri1"/>
    </style:style>
    <style:style style:name="T44" style:family="text">
      <style:text-properties fo:color="#ff0000" loext:opacity="100%" fo:font-size="9pt" style:font-size-asian="9pt" style:font-size-complex="9pt"/>
    </style:style>
    <style:style style:name="T45" style:family="text">
      <style:text-properties fo:color="#ff0000" loext:opacity="100%" fo:font-size="9pt" officeooo:rsid="00bc190a" style:font-size-asian="9pt" style:font-size-complex="9pt"/>
    </style:style>
    <style:style style:name="T46" style:family="text">
      <style:text-properties fo:color="#ff0000" loext:opacity="100%" fo:font-size="9pt" officeooo:rsid="00c62772" style:font-size-asian="9pt" style:font-size-complex="9pt"/>
    </style:style>
    <style:style style:name="T47" style:family="text">
      <style:text-properties fo:color="#ff0000" loext:opacity="100%" fo:font-size="9pt" officeooo:rsid="0090cd51" style:font-size-asian="9pt" style:font-size-complex="9pt"/>
    </style:style>
    <style:style style:name="T48" style:family="text">
      <style:text-properties fo:color="#c9211e" loext:opacity="100%"/>
    </style:style>
    <style:style style:name="T49" style:family="text">
      <style:text-properties fo:color="#c9211e" loext:opacity="100%" officeooo:rsid="00b6ea58"/>
    </style:style>
    <style:style style:name="T50" style:family="text">
      <style:text-properties fo:color="#c9211e" loext:opacity="100%" fo:language="zxx" fo:country="none" officeooo:rsid="0014a524" style:language-asian="zxx" style:country-asian="none" style:language-complex="zxx" style:country-complex="none"/>
    </style:style>
    <style:style style:name="T51" style:family="text">
      <style:text-properties fo:color="#c9211e" loext:opacity="100%" fo:language="zxx" fo:country="none" officeooo:rsid="00b6ea58" style:language-asian="zxx" style:country-asian="none" style:language-complex="zxx" style:country-complex="none"/>
    </style:style>
    <style:style style:name="T52" style:family="text">
      <style:text-properties fo:color="#c9211e" loext:opacity="100%" fo:language="zxx" fo:country="none" officeooo:rsid="00b8af4e" style:language-asian="zxx" style:country-asian="none" style:language-complex="zxx" style:country-complex="none"/>
    </style:style>
    <style:style style:name="T53" style:family="text">
      <style:text-properties fo:color="#c9211e" loext:opacity="100%" officeooo:rsid="00b8af4e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9pt" officeooo:rsid="0090cd51" style:font-size-asian="9pt" style:font-size-complex="9pt"/>
    </style:style>
    <style:style style:name="T56" style:family="text">
      <style:text-properties fo:font-size="9pt" officeooo:rsid="00bc190a" style:font-size-asian="9pt" style:font-size-complex="9pt"/>
    </style:style>
    <style:style style:name="T57" style:family="text">
      <style:text-properties fo:font-size="9pt" officeooo:rsid="00c62772" style:font-size-asian="9pt" style:font-size-complex="9pt"/>
    </style:style>
    <style:style style:name="T58" style:family="text">
      <style:text-properties fo:font-size="9pt" officeooo:rsid="00c74082" style:font-size-asian="9pt" style:font-size-complex="9pt"/>
    </style:style>
    <style:style style:name="T59" style:family="text">
      <style:text-properties fo:font-size="9pt" officeooo:rsid="00ca9b21" style:font-size-asian="9pt" style:font-size-complex="9pt"/>
    </style:style>
    <style:style style:name="T60" style:family="text">
      <style:text-properties fo:font-size="9pt" officeooo:rsid="00d37e17" style:font-size-asian="9pt" style:font-size-complex="9pt"/>
    </style:style>
    <style:style style:name="T61" style:family="text">
      <style:text-properties officeooo:rsid="002dd218"/>
    </style:style>
    <style:style style:name="T62" style:family="text">
      <style:text-properties officeooo:rsid="004984c0"/>
    </style:style>
    <style:style style:name="T63" style:family="text">
      <style:text-properties officeooo:rsid="001b2b90"/>
    </style:style>
    <style:style style:name="T64" style:family="text">
      <style:text-properties style:font-name-complex="Calibri1"/>
    </style:style>
    <style:style style:name="T65" style:family="text">
      <style:text-properties officeooo:rsid="00cf08c2" style:font-name-complex="Calibri1"/>
    </style:style>
    <style:style style:name="T66" style:family="text">
      <style:text-properties officeooo:rsid="00543959"/>
    </style:style>
    <style:style style:name="T67" style:family="text">
      <style:text-properties officeooo:rsid="00678ead"/>
    </style:style>
    <style:style style:name="T68" style:family="text">
      <style:text-properties officeooo:rsid="006b0012"/>
    </style:style>
    <style:style style:name="T69" style:family="text">
      <style:text-properties officeooo:rsid="006b06a4"/>
    </style:style>
    <style:style style:name="T70" style:family="text">
      <style:text-properties officeooo:rsid="006bb53e"/>
    </style:style>
    <style:style style:name="T71" style:family="text">
      <style:text-properties officeooo:rsid="006db457"/>
    </style:style>
    <style:style style:name="T72" style:family="text">
      <style:text-properties fo:color="#ff4000" loext:opacity="100%"/>
    </style:style>
    <style:style style:name="T73" style:family="text">
      <style:text-properties fo:color="#ff4000" loext:opacity="100%" officeooo:rsid="00b8af4e"/>
    </style:style>
    <style:style style:name="T74" style:family="text">
      <style:text-properties fo:language="zxx" fo:country="none" officeooo:rsid="0014a524" style:language-asian="zxx" style:country-asian="none" style:language-complex="zxx" style:country-complex="none"/>
    </style:style>
    <style:style style:name="T75" style:family="text">
      <style:text-properties officeooo:rsid="00857976"/>
    </style:style>
    <style:style style:name="T76" style:family="text">
      <style:text-properties officeooo:rsid="0090cd51"/>
    </style:style>
    <style:style style:name="T77" style:family="text">
      <style:text-properties fo:color="#111111" loext:opacity="100%" officeooo:rsid="00b6ea58"/>
    </style:style>
    <style:style style:name="T78" style:family="text">
      <style:text-properties fo:font-size="8pt" style:font-size-asian="8pt" style:font-size-complex="8pt"/>
    </style:style>
    <style:style style:name="T79" style:family="text">
      <style:text-properties fo:font-size="6pt" style:font-size-asian="6pt" style:font-size-complex="6pt"/>
    </style:style>
    <style:style style:name="T80" style:family="text">
      <style:text-properties officeooo:rsid="00c007c4"/>
    </style:style>
    <style:style style:name="T81" style:family="text">
      <style:text-properties officeooo:rsid="00c2063c"/>
    </style:style>
    <style:style style:name="T82" style:family="text">
      <style:text-properties officeooo:rsid="00c478fc"/>
    </style:style>
    <style:style style:name="T83" style:family="text">
      <style:text-properties officeooo:rsid="00c62772"/>
    </style:style>
    <style:style style:name="T84" style:family="text">
      <style:text-properties officeooo:rsid="00c93369"/>
    </style:style>
    <style:style style:name="T85" style:family="text">
      <style:text-properties officeooo:rsid="00ca1762"/>
    </style:style>
    <style:style style:name="T86" style:family="text">
      <style:text-properties officeooo:rsid="00cf08c2"/>
    </style:style>
    <style:style style:name="T87" style:family="text">
      <style:text-properties officeooo:rsid="00cf711c"/>
    </style:style>
    <style:style style:name="T88" style:family="text">
      <style:text-properties officeooo:rsid="00d035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1"><text:span text:style-name="T3">#</text:span><text:span text:style-name="T2">başlamadan önce linux terminalinden paket listesini güncelleyin</text:span></text:p>
      <text:p text:style-name="P13">sudo apt-get update </text:p>
      <text:p text:style-name="P1">#<text:span text:style-name="T62">sonra eğer yüklü değilse</text:span></text:p>
      <text:p text:style-name="P23"><text:span text:style-name="T3">#</text:span><text:span text:style-name="T21">cmake</text:span><text:span text:style-name="T4"> </text:span><text:span text:style-name="T5">paketini ve adı</text:span><text:span text:style-name="T2"> </text:span><text:span text:style-name="T20">r-</text:span><text:span text:style-name="T2"> <text:s text:c="2"/></text:span><text:span text:style-name="T5">ile başlayan tüm paketleri aşağıdaki kodu</text:span></text:p>
      <text:p text:style-name="P5"># linux terminaline yazarak yükleyin</text:p>
      <text:p text:style-name="P24"><text:span text:style-name="T22">sudo apt-</text:span><text:span text:style-name="T23">get</text:span><text:span text:style-name="T22"> install </text:span><text:span text:style-name="T24">cmake “</text:span><text:span text:style-name="T22">r-*”</text:span><text:span text:style-name="T6"> </text:span></text:p>
      <text:p text:style-name="P26"><text:span text:style-name="T6">#</text:span><text:span text:style-name="T2">eğer yüklerken paketlerde çakışma olursa </text:span><text:span text:style-name="T12">yükleme işlemi gerçekleşmez ve</text:span></text:p>
      <text:p text:style-name="P6">#terminalde hata alırsınız.</text:p>
      <text:p text:style-name="P6">#bu durumda terminalde hangi paketlerin çakıştığı yazacaktır</text:p>
      <text:p text:style-name="P26"><text:span text:style-name="T12">#</text:span><text:span text:style-name="T2">çakışan paketlerden birini engelleyip tekrar denemeniz gerekir</text:span></text:p>
      <text:p text:style-name="P7">#örneğin r-cran-gprofiler ve r-cran-gprofiler2 paketlerinin çakıştığını varsayalım</text:p>
      <text:p text:style-name="P25"><text:span text:style-name="T2">#bu durumda aşağıdaki kodları terminale sırasıyla yaz</text:span><text:span text:style-name="T7">ıp çalıştırarak</text:span><text:span text:style-name="T2"> birini engellemek sonrasında ise </text:span></text:p>
      <text:p text:style-name="P7">#terminale sudo apt update yazarak paket listesini güncellemek sorunu çözer.</text:p>
      <text:p text:style-name="P15"><text:span text:style-name="T15">cd </text:span><text:span text:style-name="T17">/etc/apt/preferences.d</text:span></text:p>
      <text:p text:style-name="P16"><text:span text:style-name="T18">sudo </text:span><text:span text:style-name="T16">touch r-cran-gprofiler.pref <text:s text:c="9"/></text:span><text:span text:style-name="T35"><text:s/>#siz r-cran-gprofiler yerine engellemeniz gereken dosya adını yazın </text:span></text:p>
      <text:p text:style-name="P19"><text:span text:style-name="T16">sudo echo "Package: r-cran-gprofiler" </text:span><text:span text:style-name="T19">| sudo tee</text:span><text:span text:style-name="T16"> </text:span><text:span text:style-name="T26">r-cran-gprofiler.pref <text:s/></text:span><text:span text:style-name="T36"><text:s/></text:span><text:span text:style-name="T38">#siz r-cran-gprofiler yerine engellemeniz gereken dosya adını yazın</text:span><text:span text:style-name="T25"> </text:span></text:p>
      <text:p text:style-name="P17"><text:span text:style-name="T28">sudo echo "Pin: version *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n </text:span></text:p>
      <text:p text:style-name="P17"><text:span text:style-name="T28">sudo echo "Pin-Priority: -1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</text:span><text:span text:style-name="T37">n </text:span></text:p>
      <text:p text:style-name="P14">sudo apt update</text:p>
      <text:p text:style-name="P18"><text:span text:style-name="T29">sudo apt-</text:span><text:span text:style-name="T30">get</text:span><text:span text:style-name="T29"> install </text:span><text:span text:style-name="T31">cmake “</text:span><text:span text:style-name="T29">r-*” </text:span></text:p>
      <text:p text:style-name="P22"><text:span text:style-name="T8">#</text:span><text:span text:style-name="T9">R’ı </text:span><text:span text:style-name="T10">yükledikten sonra </text:span><text:span text:style-name="T9">uygulamalarınız arasından veya terminal yardımıyla açın</text:span></text:p>
      <text:p text:style-name="P27"><text:span text:style-name="T2">#</text:span><text:span text:style-name="T9">komutları kopyala yapıştır yapmaya başlamadan önce</text:span></text:p>
      <text:p text:style-name="P28"><text:span text:style-name="T2">#aşağıdaki komut yardımıyla bir </text:span><text:span text:style-name="T11">CRAN</text:span><text:span text:style-name="T2"> mirror seçin</text:span></text:p>
      <text:p text:style-name="P29"><text:span text:style-name="T20">chooseCRANmirror()</text:span><text:span text:style-name="T2"> </text:span></text:p>
      <text:p text:style-name="P29"><text:span text:style-name="T9">#örneğin </text:span><text:span text:style-name="T2">USA TX 1</text:span><text:bookmark text:name="_GoBack"/><text:span text:style-name="T2"> </text:span><text:span text:style-name="T9">isimli mirror çalışıyor</text:span></text:p>
      <text:p text:style-name="P2">#<text:span text:style-name="T66">sonrasında .csv uzantılı dosyanızdan verilerinizi okutup </text:span></text:p>
      <text:p text:style-name="P8">#modeller oluşturmaya ve testler yapmaya başlayabilirsiniz</text:p>
      <text:p text:style-name="P53">#in tests, if <text:span text:style-name="T1">p-value &lt; 0.05, the null hypothesis is rejected and alternative hypothesis is accepted</text:span></text:p>
      <text:p text:style-name="P54">#testlerde p değeri 0.05ten küçükse null hipotez reddedilir ve alternatif hipotez kabul edilir.</text:p>
      <text:p text:style-name="P10"><text:soft-page-break/>#in models, if p-value&lt; 0.05, model is valid</text:p>
      <text:p text:style-name="P11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9">chooseCRANmirror()</text:p>
      <text:p text:style-name="P42">install.packages("metan")</text:p>
      <text:p text:style-name="P43">install.packages("writexl")</text:p>
      <text:p text:style-name="P42">library("metan")</text:p>
      <text:p text:style-name="P43">library("writexl")</text:p>
      <text:p text:style-name="P30">library(<text:span text:style-name="T63">"</text:span>lmtest<text:span text:style-name="T63">"</text:span>)</text:p>
      <text:p text:style-name="P31">library(<text:span text:style-name="T63">"</text:span>Formula<text:span text:style-name="T63">"</text:span>)</text:p>
      <text:p text:style-name="P32">library(<text:span text:style-name="T63">"</text:span>nortest<text:span text:style-name="T63">"</text:span>)</text:p>
      <text:p text:style-name="P33">library(<text:span text:style-name="T63">"</text:span>ggplot2<text:span text:style-name="T63">"</text:span>)</text:p>
      <text:p text:style-name="P34">library(<text:span text:style-name="T63">"</text:span>MASS<text:span text:style-name="T63">"</text:span>)</text:p>
      <text:p text:style-name="P35">library(<text:span text:style-name="T63">"</text:span>stats<text:span text:style-name="T63">"</text:span>)</text:p>
      <text:p text:style-name="P36">library(<text:span text:style-name="T63">"</text:span>quantreg<text:span text:style-name="T63">"</text:span>)</text:p>
      <text:p text:style-name="P37">library(<text:span text:style-name="T63">"</text:span>car<text:span text:style-name="T63">"</text:span>)</text:p>
      <text:p text:style-name="P38">library(<text:span text:style-name="T63">"</text:span>AER<text:span text:style-name="T63">"</text:span>)</text:p>
      <text:p text:style-name="P39">library(<text:span text:style-name="T63">"</text:span>ggpubr<text:span text:style-name="T63">"</text:span>)</text:p>
      <text:p text:style-name="P40">library(<text:span text:style-name="T63">"</text:span>nloptr<text:span text:style-name="T63">"</text:span>)</text:p>
      <text:p text:style-name="P40">library(<text:span text:style-name="T63">"</text:span>plm<text:span text:style-name="T63">"</text:span>)</text:p>
      <text:p text:style-name="P40">library(<text:span text:style-name="T63">"</text:span>nlme<text:span text:style-name="T63">"</text:span>)</text:p>
      <text:p text:style-name="P40">library(<text:span text:style-name="T63">"</text:span>foreign<text:span text:style-name="T63">"</text:span>)</text:p>
      <text:p text:style-name="P40">library(<text:span text:style-name="T63">"</text:span>mgcv<text:span text:style-name="T63">"</text:span>)</text:p>
      <text:p text:style-name="P40">library(<text:span text:style-name="T63">"</text:span>lubridate<text:span text:style-name="T63">"</text:span>)</text:p>
      <text:p text:style-name="P40">library(<text:span text:style-name="T63">"</text:span>R.utils<text:span text:style-name="T63">"</text:span>)</text:p>
      <text:p text:style-name="P40">library(<text:span text:style-name="T61">"</text:span>data.table<text:span text:style-name="T61">"</text:span>)</text:p>
      <text:p text:style-name="P46">#daha rahat bir kullanım için aşağıda hazırladığım fonksiyonları </text:p>
      <text:p text:style-name="P46">#topluca kopyalayıp terminale yapıştırınız</text:p>
      <text:p text:style-name="P46"/>
      <text:p text:style-name="P46"><text:soft-page-break/>#fonksiyonların başı</text:p>
      <text:p text:style-name="P59">write_corr_coef_obj_to_csv&lt;-function(cor<text:span text:style-name="T85">rCoef</text:span>Obj, fileNameWithoutExtension)</text:p>
      <text:p text:style-name="P59">{</text:p>
      <text:p text:style-name="P59"><text:tab/>write.csv("Correlations", sep=",", row.names=FALSE, col.names=FALSE, file = <text:s/>paste0(fileNameWithoutExtension,".csv"))</text:p>
      <text:p text:style-name="P59"><text:tab/>write.table(data.frame(t(c("",colnames(cor<text:span text:style-name="T85">rCoef</text:span>Obj$cor)))),append= TRUE, sep=",", col.names=FALSE, row.names=FALSE, file=paste0(fileNameWithoutExtension,".csv")) <text:s text:c="2"/></text:p>
      <text:p text:style-name="P59"><text:tab/>write.table(cor<text:span text:style-name="T85">rCoef</text:span>Obj$cor, append= TRUE, sep=",", col.names=FALSE, file=paste0(fileNameWithoutExtension,".csv")) </text:p>
      <text:p text:style-name="P59"><text:tab/>write(" ",file = paste0(fileNameWithoutExtension,".csv"), append = TRUE)</text:p>
      <text:p text:style-name="P59"><text:tab/>write("P-Values For Correlations",file = paste0(fileNameWithoutExtension,".csv"), append = TRUE)</text:p>
      <text:p text:style-name="P59"/>
      <text:p text:style-name="P59"><text:tab/>write.table(data.frame(t(c("",colnames(cor<text:span text:style-name="T85">rCoef</text:span>Obj$pval)))), append= TRUE, sep="," ,row.names=FALSE ,col.names=FALSE, file=paste0(fileNameWithoutExtension,".csv")) </text:p>
      <text:p text:style-name="P59"><text:tab/>write.table(cor<text:span text:style-name="T85">rCoef</text:span>Obj$pval, append= TRUE, sep=",", col.names=FALSE, file=paste0(fileNameWithoutExtension,".csv"))</text:p>
      <text:p text:style-name="P59">}</text:p>
      <text:p text:style-name="P59">write_lm_obj_to_csv&lt;-function(lmObj, fileNameWithoutExtension)</text:p>
      <text:p text:style-name="P59">{</text:p>
      <text:p text:style-name="P59"><text:tab/>fitted_df <text:s/>&lt;- data.frame(</text:p>
      <text:p text:style-name="P59"><text:s text:c="2"/><text:span text:style-name="T82"><text:tab/></text:span>Min <text:s text:c="3"/>= as.numeric(summary(l<text:span text:style-name="T84">mObj</text:span>$fitted.values)[1]),</text:p>
      <text:p text:style-name="P59"><text:s/><text:span text:style-name="T82"><text:tab/></text:span> Q1 <text:s text:c="4"/>= as.numeric(summary(l<text:span text:style-name="T84">mObj</text:span>$fitted.values)[2]),</text:p>
      <text:p text:style-name="P59"><text:s/><text:span text:style-name="T82"><text:tab/></text:span> Median = as.numeric(summary(l<text:span text:style-name="T84">mObj</text:span>$fitted.values)[3]),</text:p>
      <text:p text:style-name="P59"><text:s text:c="2"/><text:span text:style-name="T82"><text:tab/></text:span>Mean <text:s text:c="2"/>= as.numeric(summary(l<text:span text:style-name="T84">mObj</text:span>$fitted.values)[4]),</text:p>
      <text:p text:style-name="P59"><text:s/><text:span text:style-name="T82"><text:tab/></text:span> Q3 <text:s text:c="4"/>= as.numeric(summary(l<text:span text:style-name="T84">mObj</text:span>$fitted.values)[5]),</text:p>
      <text:p text:style-name="P59"><text:s text:c="2"/><text:span text:style-name="T82"><text:tab/></text:span>Max <text:s text:c="3"/>= as.numeric(summary(l<text:span text:style-name="T84">mObj</text:span>$fitted.values)[6])</text:p>
      <text:p text:style-name="P59"><text:span text:style-name="T82"><text:tab/></text:span>)</text:p>
      <text:p text:style-name="P59"><text:span text:style-name="T82"><text:tab/></text:span>write.csv(fitted_df, row.names=FALSE, paste0(fileNameWithoutExtension,".csv"))</text:p>
      <text:p text:style-name="P59"><text:span text:style-name="T82"><text:tab/></text:span>write(" ",file = paste0(fileNameWithoutExtension,".csv"), append = TRUE)</text:p>
      <text:p text:style-name="P59"><text:span text:style-name="T82"><text:tab/></text:span>coef_df &lt;- summary(l<text:span text:style-name="T84">mObj</text:span>)$coefficients</text:p>
      <text:p text:style-name="P59"><text:span text:style-name="T82"><text:tab/></text:span>write.table(data.frame(t(c("",colnames(coef_df)))),append= TRUE, sep=",", col.names=FALSE, row.names=FALSE, file=paste0(fileNameWithoutExtension,".csv")) <text:s text:c="2"/></text:p>
      <text:p text:style-name="P59"><text:span text:style-name="T82"><text:tab/></text:span>write.table(coef_df, file= paste0(fileNameWithoutExtension,".csv"),<text:span text:style-name="T82"> </text:span>append = TRUE, row.names = TRUE, col.names = FALSE, sep = ",")</text:p>
      <text:p text:style-name="P59"><text:span text:style-name="T82"><text:tab/></text:span>write(" ",file = paste0(fileNameWithoutExtension,".csv"), append = TRUE)</text:p>
      <text:p text:style-name="P59"/>
      <text:p text:style-name="P59"/>
      <text:p text:style-name="P59"><text:span text:style-name="T82"><text:tab/></text:span>model_df &lt;- data.frame(</text:p>
      <text:p text:style-name="P59"><text:s/><text:span text:style-name="T82"><text:tab/></text:span> R2 <text:s text:c="7"/>= as.numeric(summary(l<text:span text:style-name="T84">mObj</text:span>)$r.squared),</text:p>
      <text:p text:style-name="P59"><text:s text:c="2"/><text:span text:style-name="T82"><text:tab/></text:span>AdjR2 <text:s text:c="4"/>= as.numeric(summary(l<text:span text:style-name="T84">mObj</text:span>)$adj.r.squared),</text:p>
      <text:p text:style-name="P59"><text:s text:c="2"/><text:span text:style-name="T82"><text:tab/></text:span>Sigma <text:s text:c="4"/>= as.numeric(summary(l<text:span text:style-name="T84">mObj</text:span>)$sigma),</text:p>
      <text:p text:style-name="P59"><text:s text:c="2"/><text:span text:style-name="T82"><text:tab/></text:span>F <text:s text:c="8"/>= as.numeric(summary(l<text:span text:style-name="T84">mObj</text:span>)$fstatistic[1]),</text:p>
      <text:p text:style-name="P59"><text:s text:c="2"/><text:span text:style-name="T82"><text:tab/></text:span>p <text:s text:c="8"/>= pf(summary(l<text:span text:style-name="T84">mObj</text:span>)$fstatistic[1],</text:p>
      <text:p text:style-name="P59"><text:s text:c="16"/><text:span text:style-name="T82"><text:tab/><text:tab/></text:span> summary(l<text:span text:style-name="T84">mObj</text:span>)$fstatistic[2],</text:p>
      <text:p text:style-name="P59"><text:s text:c="17"/><text:span text:style-name="T82"><text:tab/><text:tab/></text:span>summary(l<text:span text:style-name="T84">mObj</text:span>)$fstatistic[3],</text:p>
      <text:p text:style-name="P59"><text:s text:c="17"/><text:span text:style-name="T82"><text:tab/><text:tab/></text:span>lower.tail = FALSE),</text:p>
      <text:p text:style-name="P59"><text:s text:c="2"/><text:span text:style-name="T82"><text:tab/></text:span>df_model <text:s/>= as.numeric(summary(l<text:span text:style-name="T84">mObj</text:span>)$df[1]),</text:p>
      <text:p text:style-name="P59"><text:s text:c="2"/><text:span text:style-name="T82"><text:tab/></text:span>df_resid <text:s/>= as.numeric(summary(l<text:span text:style-name="T84">mObj</text:span>)$df[2])</text:p>
      <text:p text:style-name="P59"><text:span text:style-name="T82"><text:tab/></text:span>)</text:p>
      <text:p text:style-name="P59"><text:soft-page-break/></text:p>
      <text:p text:style-name="P59"><text:span text:style-name="T82"><text:tab/></text:span>write.table(model_df, file=paste0(fileNameWithoutExtension,".csv"),<text:span text:style-name="T84"> </text:span>append = TRUE, row.names = FALSE, col.names = TRUE, sep = ",")</text:p>
      <text:p text:style-name="P59">}</text:p>
      <text:p text:style-name="P64">write_rqss_obj_to_csv &lt;- function(rqssObj, fileNameWithoutExtension) </text:p>
      <text:p text:style-name="P64">{</text:p>
      <text:p text:style-name="P59"><text:s text:c="2"/><text:span text:style-name="T88"><text:tab/></text:span>fileName &lt;- paste0(fileNameWithoutExtension, ".csv")</text:p>
      <text:p text:style-name="P59"><text:s text:c="2"/><text:span text:style-name="T88"><text:tab/></text:span> fitted_vals &lt;- fitted(rqssObj)</text:p>
      <text:p text:style-name="P59"><text:s/><text:span text:style-name="T88"><text:tab/></text:span> fitted_df <text:s/>&lt;- data.frame(</text:p>
      <text:p text:style-name="P59"><text:s text:c="4"/><text:span text:style-name="T88"><text:tab/><text:tab/></text:span>Min <text:s text:c="3"/>= min(fitted_vals),</text:p>
      <text:p text:style-name="P59"><text:s text:c="4"/><text:span text:style-name="T88"><text:tab/><text:tab/></text:span>Q1 <text:s text:c="4"/>= as.numeric(quantile(fitted_vals, 0.25)),</text:p>
      <text:p text:style-name="P59"><text:s text:c="4"/><text:span text:style-name="T88"><text:tab/><text:tab/></text:span>Median = as.numeric(quantile(fitted_vals, 0.5)),</text:p>
      <text:p text:style-name="P59"><text:s text:c="4"/><text:span text:style-name="T88"><text:tab/><text:tab/></text:span>Mean <text:s text:c="2"/>= mean(fitted_vals),</text:p>
      <text:p text:style-name="P59"><text:s text:c="4"/><text:span text:style-name="T88"><text:tab/><text:tab/></text:span>Q3 <text:s text:c="4"/>= as.numeric(quantile(fitted_vals, 0.75)),</text:p>
      <text:p text:style-name="P59"><text:s text:c="4"/><text:span text:style-name="T88"><text:tab/><text:tab/></text:span>Max <text:s text:c="3"/>= max(fitted_vals)</text:p>
      <text:p text:style-name="P59"><text:s text:c="2"/><text:span text:style-name="T88"><text:tab/><text:tab/></text:span>)</text:p>
      <text:p text:style-name="P59"><text:s text:c="2"/><text:span text:style-name="T88"><text:tab/></text:span>write.csv(fitted_df, file = fileName, row.names = FALSE)</text:p>
      <text:p text:style-name="P59"><text:s text:c="2"/><text:span text:style-name="T88"><text:tab/></text:span>write(" ", file = fileName, append = TRUE)</text:p>
      <text:p text:style-name="P59"><text:s text:c="2"/><text:span text:style-name="T88"><text:tab/></text:span>coef_mat &lt;- summary(rqssObj)$coef</text:p>
      <text:p text:style-name="P59"><text:s text:c="2"/><text:span text:style-name="T88"><text:tab/></text:span>write.table(data.frame(t(c("", colnames(coef_mat)))),</text:p>
      <text:p text:style-name="P59"><text:s text:c="14"/><text:span text:style-name="T88"><text:tab/></text:span>file <text:s text:c="2"/>= fileName,</text:p>
      <text:p text:style-name="P59"><text:s text:c="14"/><text:span text:style-name="T88"><text:tab/></text:span>append = TRUE,</text:p>
      <text:p text:style-name="P59"><text:s text:c="14"/><text:span text:style-name="T88"><text:tab/></text:span>sep <text:s text:c="3"/>= ",",</text:p>
      <text:p text:style-name="P59"><text:s text:c="14"/><text:span text:style-name="T88"><text:tab/></text:span>col.names = FALSE,</text:p>
      <text:p text:style-name="P59"><text:s text:c="14"/><text:span text:style-name="T88"><text:tab/></text:span>row.names = FALSE)</text:p>
      <text:p text:style-name="P59"><text:s text:c="2"/><text:span text:style-name="T88"><text:tab/></text:span>write.table(coef_mat,<text:span text:style-name="T88"> </text:span>file <text:s text:c="2"/>= fileName,<text:span text:style-name="T88"> </text:span>append = TRUE,<text:span text:style-name="T88"> </text:span>sep <text:s text:c="3"/>= ",",<text:span text:style-name="T88"> </text:span>col.names = FALSE,<text:span text:style-name="T88"> </text:span>row.names = TRUE)</text:p>
      <text:p text:style-name="P59"><text:s text:c="2"/><text:span text:style-name="T88"><text:tab/></text:span>write(" ", file = fileName, append = TRUE)</text:p>
      <text:p text:style-name="P59"><text:s text:c="2"/><text:span text:style-name="T88"><text:tab/></text:span>sumObj <text:s text:c="2"/>&lt;- summary(rqssObj)</text:p>
      <text:p text:style-name="P59"><text:s text:c="2"/><text:span text:style-name="T88"><text:tab/></text:span>tau <text:s text:c="5"/>&lt;- as.numeric(sumObj$tau)[1] <text:s text:c="2"/></text:p>
      <text:p text:style-name="P59"><text:s text:c="2"/><text:span text:style-name="T88"><text:tab/></text:span>fidelity &lt;- as.numeric(sumObj$fidelity)[1] <text:s text:c="2"/></text:p>
      <text:p text:style-name="P59"><text:s text:c="2"/><text:span text:style-name="T88"><text:tab/></text:span>df_eff <text:s text:c="2"/>&lt;- as.numeric(sumObj$edf)[1]</text:p>
      <text:p text:style-name="P59"><text:s text:c="2"/><text:span text:style-name="T88"><text:tab/></text:span>n <text:s text:c="7"/>&lt;- as.numeric(sumObj$n)[1]</text:p>
      <text:p text:style-name="P59"><text:s text:c="2"/><text:span text:style-name="T88"><text:tab/></text:span>write(paste0("Quantile Fidelity at tau = ", tau, " <text:s/>is <text:s/>", round(fidelity, 2)),<text:span text:style-name="T88"> </text:span>file = fileName, append = TRUE)</text:p>
      <text:p text:style-name="P59"><text:s text:c="2"/><text:span text:style-name="T88"><text:tab/></text:span>write(paste0("Effective Degrees of Freedom = ", df_eff),<text:span text:style-name="T88"> </text:span>file = fileName, append = TRUE)</text:p>
      <text:p text:style-name="P59"><text:s text:c="2"/><text:span text:style-name="T88"><text:tab/></text:span>write(paste0("Sample Size = ", n),<text:span text:style-name="T88"> </text:span>file = fileName, append = TRUE)</text:p>
      <text:p text:style-name="P59"><text:s text:c="2"/>}</text:p>
      <text:p text:style-name="P46">#fonksiyonların sonu</text:p>
      <text:p text:style-name="P20">getwd()</text:p>
      <text:p text:style-name="P20">setwd("<text:span text:style-name="T42">~/Desktop</text:span>")</text:p>
      <text:p text:style-name="P20"><text:span text:style-name="T42">df</text:span>&lt;-read.csv(<text:span text:style-name="T87">file=</text:span>"<text:span text:style-name="T42">datafile</text:span>.csv", header=TRUE, <text:s/>sep=",", stringsAsFactors= TRUE)</text:p>
      <text:p text:style-name="P20">attach(<text:span text:style-name="T42">df</text:span>)</text:p>
      <text:p text:style-name="P20"><text:span text:style-name="T42">corro</text:span>&lt;-cor(<text:span text:style-name="T42">df</text:span>[c("<text:span text:style-name="T42">d1</text:span>","<text:span text:style-name="T42">d2</text:span>","<text:span text:style-name="T42">d3</text:span>","<text:span text:style-name="T42">d4</text:span>","<text:span text:style-name="T42">ind1</text:span>","<text:span text:style-name="T42">ind2</text:span>","<text:span text:style-name="T42">ind3</text:span>","<text:span text:style-name="T42">ind4</text:span>","<text:span text:style-name="T42">ind5</text:span>","<text:span text:style-name="T42">ind6</text:span><text:span text:style-name="T1">"</text:span>)])</text:p>
      <text:p text:style-name="P20"><text:soft-page-break/>round(<text:span text:style-name="T42">corro</text:span>,2)</text:p>
      <text:p text:style-name="P20">write<text:span text:style-name="T68">.csv</text:span>(as.data.frame(<text:span text:style-name="T42">corro</text:span>), "<text:span text:style-name="T42">korelasyon</text:span>.<text:span text:style-name="T70">csv</text:span>")<text:span text:style-name="T67"> </text:span><text:span text:style-name="T70"><text:s text:c="5"/></text:span><text:span text:style-name="T67">#</text:span><text:span text:style-name="T69">csv içine yazar</text:span></text:p>
      <text:p text:style-name="P57">#corr_coef<text:span text:style-name="T80">()</text:span> fonksiyonunu kullanmak için metan paketinin yüklü ve import edilmiş olamsı gerekir</text:p>
      <text:p text:style-name="P58"><text:span text:style-name="T50">cor</text:span><text:span text:style-name="T52">Obj</text:span><text:span text:style-name="T74">&lt;-corr_coef(</text:span><text:span text:style-name="T50">df</text:span><text:span text:style-name="T51">,</text:span><text:span text:style-name="Source_20_Text"><text:span text:style-name="T40">c(</text:span></text:span><text:span text:style-name="Source_20_Text"><text:span text:style-name="T49">d1</text:span></text:span><text:span text:style-name="Source_20_Text"><text:span text:style-name="T40">,</text:span></text:span><text:span text:style-name="Source_20_Text"><text:span text:style-name="T49"> d2</text:span></text:span><text:span text:style-name="Source_20_Text"><text:span text:style-name="T40">,</text:span></text:span><text:span text:style-name="Source_20_Text"><text:span text:style-name="T49"> d3</text:span></text:span><text:span text:style-name="Source_20_Text"><text:span text:style-name="T40">,</text:span></text:span><text:span text:style-name="Source_20_Text"><text:span text:style-name="T49"> d4</text:span></text:span><text:span text:style-name="Source_20_Text"><text:span text:style-name="T40">,</text:span></text:span><text:span text:style-name="Source_20_Text"><text:span text:style-name="T49"> ind1</text:span></text:span><text:span text:style-name="Source_20_Text"><text:span text:style-name="T40">,</text:span></text:span><text:span text:style-name="Source_20_Text"><text:span text:style-name="T49"> ind2</text:span></text:span><text:span text:style-name="Source_20_Text"><text:span text:style-name="T40">, </text:span></text:span><text:span text:style-name="Source_20_Text"><text:span text:style-name="T49">ind3</text:span></text:span><text:span text:style-name="Source_20_Text"><text:span text:style-name="T77">, </text:span></text:span><text:span text:style-name="Source_20_Text"><text:span text:style-name="T49">ind4</text:span></text:span><text:span text:style-name="Source_20_Text"><text:span text:style-name="T77">, </text:span></text:span><text:span text:style-name="Source_20_Text"><text:span text:style-name="T49">ind5</text:span></text:span><text:span text:style-name="Source_20_Text"><text:span text:style-name="T77">, </text:span></text:span><text:span text:style-name="Source_20_Text"><text:span text:style-name="T49">ind6</text:span></text:span><text:span text:style-name="Source_20_Text"><text:span text:style-name="T40">)</text:span></text:span><text:span text:style-name="T74">)</text:span></text:p>
      <text:p text:style-name="P41">print(<text:span text:style-name="T72">cor</text:span><text:span text:style-name="T73">Obj</text:span>)<text:span text:style-name="T71"> <text:s text:c="7"/>#konsola metin olarak yazdırır</text:span></text:p>
      <text:p text:style-name="P44">plot(<text:span text:style-name="T48">cor</text:span><text:span text:style-name="T53">Obj</text:span>)<text:span text:style-name="T71"> <text:s text:c="9"/>#şekilsel olarak gösterir</text:span></text:p>
      <text:p text:style-name="P47">names(<text:span text:style-name="T72">cor</text:span><text:span text:style-name="T73">Obj</text:span>) <text:s/><text:span text:style-name="T81"><text:s text:c="3"/></text:span>#objenin propertylerini listeler</text:p>
      <text:p text:style-name="P55">#aşağıda bu dökümanın fonksiyonlar kısmında kendi yazdığım hazır fonksiyon çağırılıyor</text:p>
      <text:p text:style-name="P48"><text:span text:style-name="Source_20_Text"><text:span text:style-name="T55">writ</text:span></text:span><text:span text:style-name="Source_20_Text"><text:span text:style-name="T56">e</text:span></text:span><text:span text:style-name="Source_20_Text"><text:span text:style-name="T55">_</text:span></text:span><text:span text:style-name="Source_20_Text"><text:span text:style-name="T56">corr_coef_obj_to_csv(cor</text:span></text:span><text:span text:style-name="Source_20_Text"><text:span text:style-name="T59">rCoef</text:span></text:span><text:span text:style-name="Source_20_Text"><text:span text:style-name="T56">Obj=</text:span></text:span><text:span text:style-name="Source_20_Text"><text:span text:style-name="T45">corObj</text:span></text:span><text:span text:style-name="Source_20_Text"><text:span text:style-name="T56">,fileNameWithoutExtension="</text:span></text:span><text:span text:style-name="Source_20_Text"><text:span text:style-name="T45">korelasyon2</text:span></text:span><text:span text:style-name="Source_20_Text"><text:span text:style-name="T56">")</text:span></text:span><text:span text:style-name="T55"> </text:span></text:p>
      <text:p text:style-name="P55"><text:span text:style-name="T76">#bu dökümanın fonksiyonlar kısmında kendi yazdığım hazır fonksiyon çağırı</text:span>sı bitti</text:p>
      <text:p text:style-name="P20"><text:span text:style-name="T42">linmod1</text:span><text:span text:style-name="T1">&lt;-</text:span>lm(<text:span text:style-name="T42">d1</text:span>~<text:span text:style-name="T42">ind1</text:span>+<text:span text:style-name="T42">ind2</text:span>+<text:span text:style-name="T42">ind3</text:span>+<text:span text:style-name="T42">ind4</text:span>+<text:span text:style-name="T42">ind5</text:span>+<text:span text:style-name="T42">ind6</text:span>, data=<text:span text:style-name="T42">df</text:span>)</text:p>
      <text:p text:style-name="P20">summary(<text:span text:style-name="T42">linmod1</text:span>)</text:p>
      <text:p text:style-name="P45">names(<text:span text:style-name="T75">summary(</text:span><text:span text:style-name="T42">linmod1</text:span><text:span text:style-name="T39">)</text:span>)<text:span text:style-name="T83"> </text:span></text:p>
      <text:p text:style-name="P56">#aşağıda bu dökümanın fonksiyonlar kısmında kendi yazdığım hazır fonksiyon çağırılıyor</text:p>
      <text:p text:style-name="P49"><text:span text:style-name="Source_20_Text"><text:span text:style-name="T55">writ</text:span></text:span><text:span text:style-name="Source_20_Text"><text:span text:style-name="T56">e</text:span></text:span><text:span text:style-name="Source_20_Text"><text:span text:style-name="T55">_</text:span></text:span><text:span text:style-name="Source_20_Text"><text:span text:style-name="T57">lm</text:span></text:span><text:span text:style-name="Source_20_Text"><text:span text:style-name="T56">_obj_to_csv(</text:span></text:span><text:span text:style-name="Source_20_Text"><text:span text:style-name="T58">lm</text:span></text:span><text:span text:style-name="Source_20_Text"><text:span text:style-name="T56">Obj=</text:span></text:span><text:span text:style-name="Source_20_Text"><text:span text:style-name="T46">linmod1</text:span></text:span><text:span text:style-name="Source_20_Text"><text:span text:style-name="T56">,fileNameWithoutExtension="</text:span></text:span><text:span text:style-name="Source_20_Text"><text:span text:style-name="T46">lineer_model</text:span></text:span><text:span text:style-name="Source_20_Text"><text:span text:style-name="T56">")</text:span></text:span><text:span text:style-name="T55"> </text:span></text:p>
      <text:p text:style-name="P12"><text:span text:style-name="T76">#bu dökümanın fonksiyonlar kısmında kendi yazdığım hazır fonksiyon çağırı</text:span>sı bitti</text:p>
      <text:p text:style-name="P20"><text:span text:style-name="T42">model.quantilessd1</text:span>&lt;-rqss(<text:span text:style-name="T42">d1</text:span>~<text:span text:style-name="T42">ind1</text:span>+<text:span text:style-name="T42">ind2</text:span>+<text:span text:style-name="T42">ind3</text:span>+<text:span text:style-name="T42">ind4</text:span>+<text:span text:style-name="T42">ind5</text:span><text:span text:style-name="T1">+</text:span><text:span text:style-name="T42">ind6</text:span>, data=<text:span text:style-name="T42">df</text:span>, tau=0.5)</text:p>
      <text:p text:style-name="P20">summary(<text:span text:style-name="T42">model.quantilessd1</text:span>)</text:p>
      <text:p text:style-name="P65">names(summary(<text:span text:style-name="T42">model.quantilessd1</text:span>))</text:p>
      <text:p text:style-name="P67">#aşağıda bu dökümanın fonksiyonlar kısmında kendi yazdığım hazır fonksiyon çağırılıyor</text:p>
      <text:p text:style-name="P62"><text:span text:style-name="Source_20_Text"><text:span text:style-name="T55">write_rqss_obj_to_csv(</text:span></text:span><text:span text:style-name="Source_20_Text"><text:span text:style-name="T60">rqssObj=</text:span></text:span><text:span text:style-name="Source_20_Text"><text:span text:style-name="T47">model.quantilessd1</text:span></text:span><text:span text:style-name="Source_20_Text"><text:span text:style-name="T55">, </text:span></text:span><text:span text:style-name="Source_20_Text"><text:span text:style-name="T60">fileNameWithoutExtension=</text:span></text:span><text:span text:style-name="Source_20_Text"><text:span text:style-name="T55">"</text:span></text:span><text:span text:style-name="Source_20_Text"><text:span text:style-name="T47">quantile_model</text:span></text:span><text:span text:style-name="Source_20_Text"><text:span text:style-name="T55">")</text:span></text:span></text:p>
      <text:p text:style-name="P62"><text:span text:style-name="Source_20_Text"><text:span text:style-name="T55"/></text:span></text:p>
      <text:p text:style-name="P66"><text:span text:style-name="T76">#bu dökümanın fonksiyonlar kısmında kendi yazdığım hazır fonksiyon çağırı</text:span>sı bitti</text:p>
      <text:p text:style-name="P20"><text:span text:style-name="T42">femd1</text:span>&lt;-plm(<text:span text:style-name="T42">d1</text:span>~<text:span text:style-name="T42">ind1</text:span>+<text:span text:style-name="T42">ind2</text:span>+<text:span text:style-name="T42">ind3</text:span>+<text:span text:style-name="T42">ind4</text:span><text:span text:style-name="T1">+</text:span><text:span text:style-name="T42">ind5</text:span><text:span text:style-name="T1">+</text:span><text:span text:style-name="T42">ind6</text:span>, data=<text:span text:style-name="T42">df </text:span>, index=c("<text:span text:style-name="T42">i1</text:span>","<text:span text:style-name="T42">i2</text:span>"),model="within")</text:p>
      <text:p text:style-name="P20"><text:span text:style-name="T42">femwid1</text:span>&lt;-within_intercept(<text:span text:style-name="T42">femd1</text:span>, return.model=TRUE)</text:p>
      <text:p text:style-name="P20">summary(<text:span text:style-name="T42">femwid1</text:span>)</text:p>
      <text:p text:style-name="P50">names(summary(<text:span text:style-name="T42">femwid1</text:span>))</text:p>
      <text:p text:style-name="P20">vif(<text:span text:style-name="T42">femwid1</text:span>) <text:s/><text:span text:style-name="T86"><text:s text:c="16"/></text:span><text:span text:style-name="T78">#if one result’s higher than 3(for some sources 5, or 10) there’s multicollinearity(bad) </text:span></text:p>
      <text:p text:style-name="P20">barplot(vif(<text:span text:style-name="T42">femwid1</text:span>), horiz = F, col = "steelblue", xlab="Variables", ylab="VIF Values") </text:p>
      <text:p text:style-name="P20">raintest(<text:span text:style-name="T42">femwid1</text:span>) <text:s text:c="36"/>#if p-value &lt;0.05, there is no linearity(bad)</text:p>
      <text:p text:style-name="P20">bptest(<text:span text:style-name="T42">femwid1</text:span><text:span text:style-name="T1">,</text:span><text:span text:style-name="T42"> </text:span><text:span text:style-name="T1">studentize=T</text:span>) <text:s text:c="13"/>#if p-value &lt;0.05, there is no homoscedasticity(bad)</text:p>
      <text:p text:style-name="P20">pbgtest(<text:span text:style-name="T42">femwid1</text:span>) <text:s text:c="38"/>#if p-value &lt;0.05, there is a serial correlation(bad)</text:p>
      <text:p text:style-name="P20">acf(<text:span text:style-name="T42">femwid1$residuals</text:span><text:span text:style-name="T1">, type="partial") <text:s/>#figure for serial correlation blue line shows p-value</text:span></text:p>
      <text:p text:style-name="P20"><text:soft-page-break/>pcdtest(<text:span text:style-name="T42">femwid1</text:span>, test="cd") <text:s text:c="15"/><text:span text:style-name="T78"><text:s/>#if p-value &lt;0.05, there is cross-sectional dependency(bad) </text:span></text:p>
      <text:p text:style-name="P20"><text:span text:style-name="T33">pearson.test(</text:span><text:span text:style-name="T43">femwid1</text:span><text:span text:style-name="T64">$residuals,</text:span><text:span text:style-name="T33"> adjust=F) </text:span><text:span text:style-name="T34"><text:s text:c="6"/></text:span><text:span text:style-name="T79">#if p-value &lt;0.05, residuals are not normally distributed(bad)</text:span></text:p>
      <text:p text:style-name="P20"><text:span text:style-name="T64">ggdensity(</text:span><text:span text:style-name="T43">femwid1</text:span><text:span text:style-name="T64">$residuals) </text:span><text:span text:style-name="T65"><text:s text:c="2"/></text:span><text:span text:style-name="T64">#figure for normality whether bell shaped or not</text:span></text:p>
      <text:p text:style-name="P20"><text:span text:style-name="T64">ggqqplot(</text:span><text:span text:style-name="T43">femwid1</text:span><text:span text:style-name="T64">$residuals) </text:span><text:span text:style-name="T65"><text:s text:c="4"/></text:span><text:span text:style-name="T64">#figure for normality</text:span></text:p>
      <text:p text:style-name="P61"><text:span text:style-name="T43">remd1</text:span><text:span text:style-name="T64">&lt;-plm(</text:span><text:span text:style-name="T43">d1</text:span><text:span text:style-name="T64">~</text:span><text:span text:style-name="T43">ind1</text:span><text:span text:style-name="T64">+</text:span><text:span text:style-name="T43">ind2</text:span><text:span text:style-name="T64">+</text:span><text:span text:style-name="T43">ind3</text:span><text:span text:style-name="T64">+</text:span><text:span text:style-name="T43">ind4</text:span><text:span text:style-name="T33">+</text:span><text:span text:style-name="T43">ind5</text:span><text:span text:style-name="T1">+</text:span><text:span text:style-name="T42">ind6</text:span><text:span text:style-name="T64">, data=</text:span><text:span text:style-name="T43">df</text:span><text:span text:style-name="T64">, </text:span>index=c("<text:span text:style-name="T42">i1</text:span>","<text:span text:style-name="T42">i2</text:span>"), <text:span text:style-name="T64">model="random", <text:s/></text:span>random.method="amemiya")</text:p>
      <text:p text:style-name="P20">summary(<text:span text:style-name="T42">remd1</text:span>)</text:p>
      <text:p text:style-name="P51">names(summary(<text:span text:style-name="T42">remd1</text:span>))</text:p>
      <text:p text:style-name="P20">vif(<text:span text:style-name="T42">remd1</text:span>) <text:s/><text:span text:style-name="T86"><text:s text:c="2"/></text:span><text:span text:style-name="T54">#if one result’s higher than 3(for some sources 5, or 10), there’s multicollinearity(bad) </text:span></text:p>
      <text:p text:style-name="P20">barplot(vif(<text:span text:style-name="T42">remd1</text:span>), horiz = F, col = "steelblue", xlab="Variables", ylab="VIF Values") </text:p>
      <text:p text:style-name="P20">raintest(<text:span text:style-name="T42">remd1</text:span>) <text:s text:c="33"/>#if p-value &lt;0.05, there is no linearity(bad)</text:p>
      <text:p text:style-name="P20">bptest(<text:span text:style-name="T42">remd1</text:span><text:span text:style-name="T1">, studentize=T</text:span>) <text:s text:c="12"/>#if p-value &lt;0.05, there is no homoscedasticity(bad)</text:p>
      <text:p text:style-name="P20">pbgtest(<text:span text:style-name="T42">remd1</text:span>) <text:s text:c="33"/><text:span text:style-name="T54"><text:s/>#if p-value &lt;0.05, there is a serial correlation(bad)</text:span></text:p>
      <text:p text:style-name="P20">acf(<text:span text:style-name="T42">remd1$residuals</text:span><text:span text:style-name="T1">, type="partial") <text:s/>#figure for serial correlation blue line shows p-value</text:span></text:p>
      <text:p text:style-name="P20">pcdtest(<text:span text:style-name="T42">remd1</text:span>, test="cd") <text:s text:c="15"/><text:span text:style-name="T54"><text:s/>#if p-value &lt;0.05, there is cross-sectional dependency(bad) </text:span></text:p>
      <text:p text:style-name="P20"><text:span text:style-name="T33">pearson.test(</text:span><text:span text:style-name="T43">remd1</text:span><text:span text:style-name="T64">$residuals,</text:span><text:span text:style-name="T33"> adjust=F)</text:span><text:span text:style-name="T13"> </text:span><text:span text:style-name="T54">#if p-value &lt;0.05, residuals are not normally distributed(bad)</text:span></text:p>
      <text:p text:style-name="P20"><text:span text:style-name="T64">ggdensity(</text:span><text:span text:style-name="T43">remd1</text:span><text:span text:style-name="T64">$residuals) #figure for normality whether bell shaped or not</text:span></text:p>
      <text:p text:style-name="P20"><text:span text:style-name="T64">ggqqplot(</text:span><text:span text:style-name="T43">remd1</text:span><text:span text:style-name="T64">$residuals) #figure for normality</text:span></text:p>
      <text:p text:style-name="P60"><text:span text:style-name="T42">pemd1</text:span>&lt;-plm(<text:span text:style-name="T42">d1</text:span>~<text:span text:style-name="T42">ind1</text:span>+<text:span text:style-name="T42">ind2</text:span>+<text:span text:style-name="T42">ind3</text:span>+<text:span text:style-name="T42">ind4</text:span><text:span text:style-name="T1">+</text:span><text:span text:style-name="T42">ind5</text:span><text:span text:style-name="T1">+</text:span><text:span text:style-name="T42">ind6</text:span>, data=<text:span text:style-name="T42">df</text:span>, index=c("<text:span text:style-name="T42">i1</text:span>","<text:span text:style-name="T42">i2</text:span>"), model="pooling")</text:p>
      <text:p text:style-name="P20">summary(<text:span text:style-name="T42">pemd1</text:span>)</text:p>
      <text:p text:style-name="P52">names(summary(<text:span text:style-name="T42">pemd1</text:span>))</text:p>
      <text:p text:style-name="P20">vif(<text:span text:style-name="T42">pemd1</text:span>) <text:s/><text:span text:style-name="T86"><text:s text:c="22"/></text:span><text:span text:style-name="T78">#if one result’s higher than 3(for some sources 5, or 10), there’s multicollinearity(bad) </text:span></text:p>
      <text:p text:style-name="P20">barplot(vif(<text:span text:style-name="T42">pemd1</text:span>), horiz = F, col = "steelblue", xlab="Variables", ylab="VIF Values") </text:p>
      <text:p text:style-name="P20">raintest(<text:span text:style-name="T42">pemd1</text:span>) <text:s text:c="34"/>#if p-value &lt;0.05, there is no linearity(bad)</text:p>
      <text:p text:style-name="P20">bptest(<text:span text:style-name="T42">pemd1</text:span><text:span text:style-name="T1">, studentize=T</text:span>) <text:s text:c="12"/><text:span text:style-name="T86"><text:s/></text:span>#if p-value &lt;0.05, there is no homoscedasticity(bad)</text:p>
      <text:p text:style-name="P20">pbgtest(<text:span text:style-name="T42">pemd1</text:span>) <text:s text:c="7"/><text:span text:style-name="T86"><text:s text:c="27"/></text:span>#if p-value &lt;0.05, there is a serial correlation(bad)</text:p>
      <text:p text:style-name="P20">acf(<text:span text:style-name="T42">pemd1$residuals</text:span><text:span text:style-name="T1">, type="partial") <text:s/>#figure for serial correlation blue line shows p-value</text:span></text:p>
      <text:p text:style-name="P20">pcdtest(<text:span text:style-name="T42">pemd1</text:span>, test="cd") <text:s text:c="6"/>#if p-value &lt;0.05, there is cross-sectional dependency(bad) </text:p>
      <text:p text:style-name="P20"><text:span text:style-name="T33">pearson.test(</text:span><text:span text:style-name="T43">pemd1</text:span><text:span text:style-name="T64">$residuals, </text:span><text:span text:style-name="T33">adjust=F)</text:span><text:span text:style-name="T13"> </text:span><text:span text:style-name="T14"><text:s text:c="8"/></text:span><text:span text:style-name="T78">#if p-value &lt;0.05, residuals are not normally distributed(bad)</text:span></text:p>
      <text:p text:style-name="P20"><text:span text:style-name="T64">ggdensity(</text:span><text:span text:style-name="T43">pemd1</text:span><text:span text:style-name="T64">$residuals) </text:span><text:span text:style-name="T65"><text:s text:c="2"/></text:span><text:span text:style-name="T64">#figure for normality whether bell shaped or not</text:span></text:p>
      <text:p text:style-name="P20"><text:span text:style-name="T64">ggqqplot(</text:span><text:span text:style-name="T43">pemd1</text:span><text:span text:style-name="T64">$residuals) </text:span><text:span text:style-name="T65"><text:s text:c="4"/></text:span><text:span text:style-name="T64">#figure for normality</text:span></text:p>
      <text:p text:style-name="P20">pFtest(<text:span text:style-name="T42">femd1</text:span>, <text:span text:style-name="T42">pemd1</text:span>) <text:s text:c="3"/><text:span text:style-name="T86"><text:s text:c="9"/></text:span><text:span text:style-name="T54">#if p-value &lt; 0.05, prefer </text:span><text:span text:style-name="T44">femd1</text:span><text:span text:style-name="T54"> or </text:span><text:span text:style-name="T44">femwid1</text:span><text:span text:style-name="T54"> to </text:span><text:span text:style-name="T44">pemd1</text:span><text:span text:style-name="T41">, if not, vice versa</text:span></text:p>
      <text:p text:style-name="P20"><text:soft-page-break/><text:span text:style-name="T1">plmtest(</text:span><text:span text:style-name="T42">pemd1</text:span><text:span text:style-name="T1">,type="bp") <text:s text:c="5"/>#if p-value&lt;0.05, prefer </text:span><text:span text:style-name="T42">remd1</text:span><text:span text:style-name="T1"> to </text:span><text:span text:style-name="T42">pemd1</text:span><text:span text:style-name="T1">, if not vice versa</text:span></text:p>
      <text:p text:style-name="P20">phtest(<text:span text:style-name="T42">femwid1</text:span>,<text:span text:style-name="T42">remd1</text:span>) <text:span text:style-name="T86"><text:s text:c="11"/></text:span><text:span text:style-name="T54">#if p-value &lt;0.05, prefer <text:s/></text:span><text:span text:style-name="T44">femd1</text:span><text:span text:style-name="T54"> or </text:span><text:span text:style-name="T44">femwid1</text:span><text:span text:style-name="T54"> to </text:span><text:span text:style-name="T44">remd1</text:span><text:span text:style-name="T54">, if not, vice versa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8T16:13:01.001633663</dc:date>
    <meta:editing-cycles>336</meta:editing-cycles>
    <meta:editing-duration>P1DT3H44M22S</meta:editing-duration>
    <meta:generator>LibreOffice/7.3.7.2$Linux_X86_64 LibreOffice_project/30$Build-2</meta:generator>
    <meta:document-statistic meta:table-count="0" meta:image-count="0" meta:object-count="0" meta:page-count="7" meta:paragraph-count="202" meta:word-count="1101" meta:character-count="11880" meta:non-whitespace-character-count="10134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